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ff00" draw:opacity="45%" draw:textarea-horizontal-align="justify" draw:textarea-vertical-align="middle" draw:auto-grow-height="false" draw:shadow-opacity="45%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965cm" svg:height="0.965cm" svg:x="6.08cm" svg:y="4.175cm">
          <text:p text:style-name="P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0.965cm" svg:height="0.965cm" svg:x="7.681cm" svg:y="2.723cm">
          <text:p text:style-name="P1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0.965cm" svg:height="0.965cm" svg:x="4.81cm" svg:y="2.27cm">
          <text:p text:style-name="P1">u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904cm" svg:y1="4.316cm" svg:x2="7.822cm" svg:y2="3.547cm" draw:start-shape="id1" draw:start-glue-point="11" draw:end-shape="id2" draw:end-glue-point="7" svg:d="m6904 4316 918-769">
          <text:p/>
        </draw:connector>
        <draw:connector draw:style-name="gr2" draw:text-style-name="P1" draw:layer="layout" draw:type="line" svg:x1="6.221cm" svg:y1="4.316cm" svg:x2="5.634cm" svg:y2="3.094cm" draw:start-shape="id1" draw:start-glue-point="5" draw:end-shape="id3" draw:end-glue-point="9" svg:d="m6221 4316-587-1222">
          <text:p/>
        </draw:connector>
        <draw:frame draw:style-name="gr3" draw:layer="layout" svg:width="1.905cm" svg:height="0.885cm" svg:x="7.625cm" svg:y="6.544cm">
          <draw:text-box>
            <text:p>1 / 8</text:p>
          </draw:text-box>
        </draw:frame>
        <draw:frame draw:style-name="gr3" draw:layer="layout" svg:width="1.905cm" svg:height="0.885cm" svg:x="5.616cm" svg:y="5.039cm">
          <draw:text-box>
            <text:p>2 / 9</text:p>
          </draw:text-box>
        </draw:frame>
        <draw:frame draw:style-name="gr3" draw:layer="layout" svg:width="1.905cm" svg:height="0.885cm" svg:x="4.527cm" svg:y="1.572cm">
          <draw:text-box>
            <text:p>5 / 8</text:p>
          </draw:text-box>
        </draw:frame>
        <draw:connector draw:style-name="gr2" draw:text-style-name="P1" draw:layer="layout" draw:type="line" svg:x1="4.951cm" svg:y1="3.094cm" svg:x2="4.364cm" svg:y2="3.986cm" draw:start-shape="id3" draw:start-glue-point="7" draw:end-shape="id4" draw:end-glue-point="11" svg:d="m4951 3094-587 892">
          <text:p/>
        </draw:connector>
        <draw:custom-shape draw:style-name="gr1" draw:text-style-name="P1" draw:id="id5" draw:layer="layout" svg:width="0.965cm" svg:height="0.965cm" svg:x="7.885cm" svg:y="5.68cm">
          <text:p text:style-name="P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026cm" svg:y1="5.821cm" svg:x2="6.904cm" svg:y2="4.999cm" draw:start-shape="id5" draw:start-glue-point="5" draw:end-shape="id1" draw:end-glue-point="9" svg:d="m8026 5821-1122-822">
          <text:p/>
        </draw:connector>
        <draw:frame draw:style-name="gr3" draw:layer="layout" svg:width="1.905cm" svg:height="0.885cm" svg:x="7.45cm" svg:y="1.987cm">
          <draw:text-box>
            <text:p>3 / 4</text:p>
          </draw:text-box>
        </draw:frame>
        <draw:custom-shape draw:style-name="gr1" draw:text-style-name="P1" draw:id="id4" draw:layer="layout" svg:width="0.965cm" svg:height="0.965cm" svg:x="3.54cm" svg:y="3.845cm">
          <text:p text:style-name="P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05cm" svg:y1="4.327cm" svg:x2="6.08cm" svg:y2="4.657cm" draw:start-shape="id4" draw:start-glue-point="10" draw:end-shape="id1" draw:end-glue-point="6" svg:d="m4505 4327 1575 330">
          <text:p/>
        </draw:connector>
        <draw:frame draw:style-name="gr3" draw:layer="layout" svg:width="1.905cm" svg:height="0.885cm" svg:x="3.205cm" svg:y="4.81cm">
          <draw:text-box>
            <text:p>6 / 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355e00" draw:fill-gradient-name="Gradient_20_7" draw:fill-hatch-name="Hatch_20_1" draw:fill-image-name="Bitmape_20_1" draw:opacity="25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5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3-12T14:49:20</meta:creation-date>
    <dc:date>2011-05-18T22:39:45</dc:date>
    <dc:creator>Adrianus Kleemans</dc:creator>
    <meta:editing-duration>PT01H03M42S</meta:editing-duration>
    <meta:editing-cycles>8</meta:editing-cycles>
    <meta:generator>OpenOffice.org/3.2$Linux OpenOffice.org_project/320m19$Build-9505</meta:generator>
    <meta:document-statistic meta:object-count="15"/>
  </office:meta>
</office:document-meta>
</file>